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23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22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2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67912" calcext:value-type="float">
            <text:p>41.96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4072" calcext:value-type="float">
            <text:p>41.72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9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91128" calcext:value-type="float">
            <text:p>41.7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8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7848" calcext:value-type="float">
            <text:p>41.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6976" calcext:value-type="float">
            <text:p>41.336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3448" calcext:value-type="float">
            <text:p>41.3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4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5912" calcext:value-type="float">
            <text:p>41.205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0632" calcext:value-type="float">
            <text:p>40.870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2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0864" calcext:value-type="float">
            <text:p>40.4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03832" calcext:value-type="float">
            <text:p>39.80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10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8592" calcext:value-type="float">
            <text:p>39.78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9-03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16024" calcext:value-type="float">
            <text:p>39.81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8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55064" calcext:value-type="float">
            <text:p>39.75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88008" calcext:value-type="float">
            <text:p>39.68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07008" calcext:value-type="float">
            <text:p>39.3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5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4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6492" calcext:value-type="float">
            <text:p>39.3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2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1832" calcext:value-type="float">
            <text:p>39.0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2816" calcext:value-type="float">
            <text:p>38.5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7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572" calcext:value-type="float">
            <text:p>38.14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3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90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8032" calcext:value-type="float">
            <text:p>39.1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80744" calcext:value-type="float">
            <text:p>39.4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716" calcext:value-type="float">
            <text:p>39.4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76272" calcext:value-type="float">
            <text:p>40.27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81072" calcext:value-type="float">
            <text:p>40.5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15184" calcext:value-type="float">
            <text:p>40.71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8516" calcext:value-type="float">
            <text:p>41.2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3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144" calcext:value-type="float">
            <text:p>42.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43528" calcext:value-type="float">
            <text:p>41.9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6536" calcext:value-type="float">
            <text:p>41.62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03201</text:p>
          </table:table-cell>
          <table:table-cell office:value-type="string" calcext:value-type="string">
            <text:p>197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4784" calcext:value-type="float">
            <text:p>41.3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